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style:font-face style:name="Raleway" svg:font-family="Raleway"/>
    <style:font-face style:name="Ubuntu" svg:font-family="Ubuntu, 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410b0" officeooo:paragraph-rsid="000410b0"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8pt" fo:font-weight="normal" officeooo:rsid="000410b0" officeooo:paragraph-rsid="000410b0"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fo:font-weight="normal" officeooo:rsid="0005bf87" officeooo:paragraph-rsid="0005bf87"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05bf87" officeooo:paragraph-rsid="000c0ae5" style:font-size-asian="15.75pt" style:font-weight-asian="normal" style:font-size-complex="18pt" style:font-weight-complex="normal"/>
    </style:style>
    <style:style style:name="P5" style:family="paragraph" style:parent-style-name="Standard">
      <style:paragraph-properties fo:text-align="center" style:justify-single-word="false"/>
      <style:text-properties fo:font-size="18pt" fo:font-weight="normal" officeooo:rsid="0005bf87" officeooo:paragraph-rsid="000c0ae5"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079e79" officeooo:paragraph-rsid="00079e79"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079e79" officeooo:paragraph-rsid="0009b639"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079e79" officeooo:paragraph-rsid="0009c532"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0ec1fd" officeooo:paragraph-rsid="000ec1fd"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93aa8" officeooo:paragraph-rsid="001b9e34"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bold" officeooo:rsid="000ec1fd" officeooo:paragraph-rsid="000ec1fd"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bold" officeooo:rsid="0011e121" officeooo:paragraph-rsid="0011e121" style:font-size-asian="15.75pt" style:font-weight-asian="normal" style:font-size-complex="18pt" style:font-weight-complex="normal"/>
    </style:style>
    <style:style style:name="P13" style:family="paragraph" style:parent-style-name="Text_20_body">
      <style:paragraph-properties fo:text-align="start" style:justify-single-word="false"/>
      <style:text-properties fo:font-size="18pt" fo:font-weight="normal" officeooo:rsid="000ec1fd" officeooo:paragraph-rsid="000ec1fd" style:font-size-asian="15.75pt" style:font-weight-asian="normal" style:font-size-complex="18pt" style:font-weight-complex="normal"/>
    </style:style>
    <style:style style:name="P14"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style>
    <style:style style:name="P15"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loext:padding="0cm" loext:border="none"/>
    </style:style>
    <style:style style:name="P16" style:family="paragraph" style:parent-style-name="Text_20_body">
      <style:paragraph-properties fo:margin-left="0cm" fo:margin-right="0cm" fo:margin-top="0cm" fo:margin-bottom="0.529cm" loext:contextual-spacing="false" fo:line-height="171%" fo:orphans="2" fo:widows="2" fo:text-indent="0cm" style:auto-text-indent="false" fo:padding="0cm" fo:border="none"/>
      <style:text-properties fo:font-variant="normal" fo:text-transform="none" fo:color="#444444" style:font-name="Ubuntu" fo:font-size="10.5pt" fo:letter-spacing="normal" fo:font-style="normal" fo:font-weight="normal"/>
    </style:style>
    <style:style style:name="P17" style:family="paragraph" style:parent-style-name="Text_20_body">
      <style:paragraph-properties fo:margin-left="0cm" fo:margin-right="0cm" fo:margin-top="0cm" fo:margin-bottom="0.529cm" loext:contextual-spacing="false" fo:line-height="171%" fo:orphans="2" fo:widows="2" fo:text-indent="0cm" style:auto-text-indent="false" fo:padding="0cm" fo:border="none"/>
      <style:text-properties fo:font-variant="normal" fo:text-transform="none" fo:color="#444444" style:font-name="Ubuntu" fo:font-size="10.5pt" fo:letter-spacing="normal" fo:font-style="normal" fo:font-weight="normal" fo:background-color="#ffff00"/>
    </style:style>
    <style:style style:name="P18" style:family="paragraph" style:parent-style-name="Text_20_body">
      <style:paragraph-properties fo:margin-left="0cm" fo:margin-right="0cm" fo:margin-top="0cm" fo:margin-bottom="0.529cm" loext:contextual-spacing="false" fo:line-height="171%" fo:text-align="start" style:justify-single-word="false" fo:orphans="2" fo:widows="2" fo:text-indent="0cm" style:auto-text-indent="false" fo:padding="0cm" fo:border="none"/>
      <style:text-properties fo:text-transform="uppercase" fo:color="#353535" style:font-name="Raleway" fo:font-size="18pt" fo:letter-spacing="normal" fo:font-style="normal" fo:font-weight="bold" officeooo:rsid="000ec1fd" officeooo:paragraph-rsid="001e04f8" style:font-size-asian="15.75pt" style:font-weight-asian="normal" style:font-size-complex="18pt" style:font-weight-complex="normal"/>
    </style:style>
    <style:style style:name="P19" style:family="paragraph" style:parent-style-name="Text_20_body" style:list-style-name="L2">
      <style:text-properties officeooo:rsid="00275c41" officeooo:paragraph-rsid="00275c41"/>
    </style:style>
    <style:style style:name="P20" style:family="paragraph" style:parent-style-name="Text_20_body" style:list-style-name="L2">
      <style:text-properties officeooo:rsid="002854a0" officeooo:paragraph-rsid="002854a0"/>
    </style:style>
    <style:style style:name="P21" style:family="paragraph" style:parent-style-name="Text_20_body" style:list-style-name="L2">
      <style:text-properties officeooo:rsid="0029168e" officeooo:paragraph-rsid="0029168e"/>
    </style:style>
    <style:style style:name="P22" style:family="paragraph" style:parent-style-name="Text_20_body">
      <style:text-properties officeooo:rsid="002a1802" officeooo:paragraph-rsid="002a1802"/>
    </style:style>
    <style:style style:name="P23" style:family="paragraph" style:parent-style-name="Text_20_body">
      <style:text-properties officeooo:rsid="002a1802" officeooo:paragraph-rsid="002ba65b"/>
    </style:style>
    <style:style style:name="P24" style:family="paragraph" style:parent-style-name="Text_20_body">
      <style:text-properties officeooo:rsid="002bc122" officeooo:paragraph-rsid="002bc122"/>
    </style:style>
    <style:style style:name="P25" style:family="paragraph" style:parent-style-name="Text_20_body">
      <style:text-properties officeooo:rsid="002bc122" officeooo:paragraph-rsid="003a3ba3"/>
    </style:style>
    <style:style style:name="P26" style:family="paragraph" style:parent-style-name="Text_20_body">
      <style:text-properties officeooo:rsid="0036acb1" officeooo:paragraph-rsid="0036acb1"/>
    </style:style>
    <style:style style:name="P27" style:family="paragraph" style:parent-style-name="Text_20_body">
      <style:text-properties officeooo:rsid="0036acb1" officeooo:paragraph-rsid="0037bbfa"/>
    </style:style>
    <style:style style:name="P28" style:family="paragraph" style:parent-style-name="Text_20_body">
      <style:text-properties officeooo:rsid="0036acb1" officeooo:paragraph-rsid="003c063f"/>
    </style:style>
    <style:style style:name="P29" style:family="paragraph" style:parent-style-name="Text_20_body">
      <style:text-properties officeooo:rsid="003a3ba3" officeooo:paragraph-rsid="003a3ba3"/>
    </style:style>
    <style:style style:name="P30" style:family="paragraph" style:parent-style-name="Text_20_body">
      <style:text-properties officeooo:rsid="003c9d25" officeooo:paragraph-rsid="003c9d25"/>
    </style:style>
    <style:style style:name="P31"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loext:padding="0cm" loext:border="none"/>
    </style:style>
    <style:style style:name="P32" style:family="paragraph" style:parent-style-name="Text_20_body">
      <style:paragraph-properties fo:margin-left="0cm" fo:margin-right="0cm" fo:margin-top="0cm" fo:margin-bottom="0.529cm" loext:contextual-spacing="false" fo:line-height="171%" fo:orphans="2" fo:widows="2" fo:text-indent="0cm" style:auto-text-indent="false" fo:padding="0cm" fo:border="none"/>
      <style:text-properties fo:font-variant="normal" fo:text-transform="none" fo:color="#444444" style:font-name="Ubuntu" fo:font-size="10.5pt" fo:letter-spacing="normal" fo:font-style="normal" fo:font-weight="normal" officeooo:paragraph-rsid="001e04f8"/>
    </style:style>
    <style:style style:name="P33" style:family="paragraph" style:parent-style-name="Text_20_body">
      <style:paragraph-properties fo:margin-left="0cm" fo:margin-right="0cm" fo:margin-top="0cm" fo:margin-bottom="0.529cm" loext:contextual-spacing="false" fo:line-height="171%" fo:text-align="center" style:justify-single-word="false" fo:orphans="2" fo:widows="2" fo:text-indent="0cm" style:auto-text-indent="false" fo:padding="0cm" fo:border="none"/>
      <style:text-properties fo:text-transform="uppercase" fo:color="#353535" style:font-name="Raleway" fo:font-size="18pt" fo:letter-spacing="normal" fo:font-style="normal" fo:font-weight="bold" officeooo:paragraph-rsid="001e04f8"/>
    </style:style>
    <style:style style:name="P34" style:family="paragraph" style:parent-style-name="Text_20_body">
      <style:paragraph-properties fo:margin-left="0cm" fo:margin-right="0cm" fo:margin-top="0cm" fo:margin-bottom="0.529cm" loext:contextual-spacing="false" fo:line-height="171%" fo:text-align="center" style:justify-single-word="false" fo:orphans="2" fo:widows="2" fo:text-indent="0cm" style:auto-text-indent="false" fo:padding="0cm" fo:border="none"/>
      <style:text-properties fo:text-transform="uppercase" fo:color="#353535" style:font-name="Raleway" fo:font-size="18pt" fo:letter-spacing="normal" fo:font-style="normal" fo:font-weight="bold" officeooo:paragraph-rsid="003947f9"/>
    </style:style>
    <style:style style:name="T1" style:family="text">
      <style:text-properties officeooo:rsid="0009b639"/>
    </style:style>
    <style:style style:name="T2" style:family="text">
      <style:text-properties officeooo:rsid="0009c532"/>
    </style:style>
    <style:style style:name="T3" style:family="text">
      <style:text-properties officeooo:rsid="000b14ac"/>
    </style:style>
    <style:style style:name="T4" style:family="text">
      <style:text-properties officeooo:rsid="000cf55f"/>
    </style:style>
    <style:style style:name="T5" style:family="text">
      <style:text-properties fo:font-size="24pt" fo:font-weight="bold" officeooo:rsid="000cf55f" style:font-size-asian="24pt" style:font-weight-asian="bold" style:font-size-complex="24pt" style:font-weight-complex="bold"/>
    </style:style>
    <style:style style:name="T6" style:family="text">
      <style:text-properties fo:font-weight="bold"/>
    </style:style>
    <style:style style:name="T7" style:family="text">
      <style:text-properties fo:font-variant="normal" fo:text-transform="none" fo:color="#444444" style:font-name="Ubuntu" fo:font-size="10.5pt" fo:letter-spacing="normal" fo:font-style="normal" fo:font-weight="normal" loext:padding="0cm" loext:border="none"/>
    </style:style>
    <style:style style:name="T8" style:family="text">
      <style:text-properties fo:font-variant="normal" fo:text-transform="none" fo:color="#444444" style:font-name="Ubuntu" fo:font-size="10.5pt" fo:letter-spacing="normal" fo:font-style="normal" fo:font-weight="normal" fo:background-color="#ffff00" loext:char-shading-value="0" loext:padding="0cm" loext:border="none"/>
    </style:style>
    <style:style style:name="T9" style:family="text">
      <style:text-properties fo:font-variant="normal" fo:text-transform="none" fo:color="#444444" fo:letter-spacing="normal" fo:background-color="#ffff00" loext:char-shading-value="0" loext:padding="0cm" loext:border="none"/>
    </style:style>
    <style:style style:name="T10" style:family="text">
      <style:text-properties fo:font-variant="normal" fo:text-transform="none" fo:color="#222222" style:font-name="arial" fo:font-size="12pt" officeooo:rsid="001ab1a3" style:font-size-asian="15.75pt" style:font-weight-asian="normal" style:font-size-complex="18pt" style:font-weight-complex="normal"/>
    </style:style>
    <style:style style:name="T11" style:family="text">
      <style:text-properties fo:background-color="#ffff00" loext:char-shading-value="0"/>
    </style:style>
    <style:style style:name="T12" style:family="text">
      <style:text-properties officeooo:rsid="0021877e" fo:background-color="#ffff00" loext:char-shading-value="0"/>
    </style:style>
    <style:style style:name="T13" style:family="text">
      <style:text-properties fo:background-color="#ffff00" loext:char-shading-value="0"/>
    </style:style>
    <style:style style:name="T14" style:family="text">
      <style:text-properties fo:color="#800000"/>
    </style:style>
    <style:style style:name="T15" style:family="text">
      <style:text-properties fo:color="#800000" fo:background-color="#ffff00" loext:char-shading-value="0"/>
    </style:style>
    <style:style style:name="T16" style:family="text">
      <style:text-properties officeooo:rsid="002854a0"/>
    </style:style>
    <style:style style:name="T17" style:family="text">
      <style:text-properties officeooo:rsid="002ba65b"/>
    </style:style>
    <style:style style:name="T18" style:family="text">
      <style:text-properties officeooo:rsid="002cc20c"/>
    </style:style>
    <style:style style:name="T19" style:family="text">
      <style:text-properties officeooo:rsid="0037bbfa"/>
    </style:style>
    <style:style style:name="T20" style:family="text">
      <style:text-properties officeooo:rsid="003c063f"/>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P</text:p>
      <text:p text:style-name="P6">Video Link :- <text:a xlink:type="simple" xlink:href="https://www.youtube.com/watch?v=6P5Mr3_Ccsk" text:style-name="Internet_20_link" text:visited-style-name="Visited_20_Internet_20_Link">https://www.youtube.com/watch?v=6P5Mr3_Ccsk</text:a></text:p>
      <text:p text:style-name="P7"><text:tab/><text:tab/> <text:s text:c="6"/><text:a xlink:type="simple" xlink:href="https://www.youtube.com/watch?v=9bE75HG4-3A" text:style-name="Internet_20_link" text:visited-style-name="Visited_20_Internet_20_Link"><text:span text:style-name="T1">https://www.youtube.com/watch?v=9bE75HG4-3A</text:span></text:a></text:p>
      <text:p text:style-name="P8"><text:tab/> <text:s text:c="6"/><text:tab/> <text:s text:c="5"/><text:a xlink:type="simple" xlink:href="https://www.youtube.com/watch?v=NTiQZUXT61Y" text:style-name="Internet_20_link" text:visited-style-name="Visited_20_Internet_20_Link"><text:span text:style-name="T2">https://www.youtube.com/watch?v=NTiQZUXT61Y</text:span></text:a></text:p>
      <text:p text:style-name="P8"/>
      <text:p text:style-name="P2">ERP stands for Enterprice Resource Planning</text:p>
      <text:p text:style-name="P3">Q-1) What is ERP?</text:p>
      <text:p text:style-name="P4">Ans :- <text:span text:style-name="T3">ERP is a business management software which is used to <text:tab/>integrate all the business activities in any organization.</text:span></text:p>
      <text:p text:style-name="P5"><text:span text:style-name="T5">CRM</text:span><text:span text:style-name="T4"> </text:span><text:s/></text:p>
      <text:p text:style-name="P9">Video Link :- <text:a xlink:type="simple" xlink:href="https://www.youtube.com/watch?v=hnEQq7kNFWo" text:style-name="Internet_20_link" text:visited-style-name="Visited_20_Internet_20_Link">https://www.youtube.com/watch?v=hnEQq7kNFWo</text:a></text:p>
      <text:p text:style-name="P11"/>
      <text:p>All the below mentioned modules can be found in any ERP system:</text:p>
      <text:p text:style-name="P12"><text:a xlink:type="simple" xlink:href="https://www.esds.co.in/blog/basic-modules-of-erp-system/#sthash.b2k3oldm.dpbs" text:style-name="Internet_20_link" text:visited-style-name="Visited_20_Internet_20_Link"/></text:p>
      <text:p text:style-name="P12"><text:a xlink:type="simple" xlink:href="https://www.esds.co.in/blog/basic-modules-of-erp-system/#sthash.b2k3oldm.dpbs" text:style-name="Internet_20_link" text:visited-style-name="Visited_20_Internet_20_Link">https://www.esds.co.in/blog/basic-modules-of-erp-system/#sthash.b2k3oldm.dpbs</text:a></text:p>
      <text:p text:style-name="P12"/>
      <text:list xml:id="list1585626377487746159" text:style-name="L1">
        <text:list-item>
          <text:p text:style-name="P31"><text:span text:style-name="T6">Human Resource</text:span>.</text:p>
        </text:list-item>
        <text:list-item>
          <text:p text:style-name="P31"><text:span text:style-name="T6">Inventory</text:span>.</text:p>
        </text:list-item>
        <text:list-item>
          <text:p text:style-name="P31"><text:span text:style-name="T6">Sales</text:span> &amp; Marketing.</text:p>
        </text:list-item>
        <text:list-item>
          <text:p text:style-name="P31"><text:span text:style-name="T6">Purchase</text:span>.</text:p>
        </text:list-item>
        <text:list-item>
          <text:p text:style-name="P31"><text:span text:style-name="T6">Finance &amp; Accounting</text:span>.</text:p>
        </text:list-item>
        <text:list-item>
          <text:p text:style-name="P31"><text:span text:style-name="T6">Customer Relationship Management</text:span>(CRM)</text:p>
        </text:list-item>
        <text:list-item>
          <text:p text:style-name="P31"><text:span text:style-name="T6">Engineering/ Production</text:span>.</text:p>
        </text:list-item>
        <text:list-item>
          <text:p text:style-name="P31"><text:span text:style-name="T6">Supply Chain Management</text:span> (SCM)</text:p>
        </text:list-item>
      </text:list>
      <text:p text:style-name="P15"/>
      <text:p text:style-name="P13"><text:span text:style-name="Strong_20_Emphasis"><text:span text:style-name="T8">Human Resource Module(HR):</text:span></text:span></text:p>
      <text:p text:style-name="P16">Human Resource module helps to HR team for <text:span text:style-name="T11">efficient</text:span> management of <text:span text:style-name="T11">human resources</text:span>. HR module helps to manage <text:span text:style-name="T11">employee information, track employee records like performance reviews, designations, job descriptions, skill matrix, time &amp; attendance tracking</text:span>. One of the important sub module in HR module is <text:span text:style-name="T11">Payroll</text:span> <text:span text:style-name="T11">System</text:span> which helps <text:span text:style-name="T11">to manage  salaries, payment repo</text:span><text:span text:style-name="T12">r</text:span><text:span text:style-name="T11">ts </text:span>etc. It can also includes <text:span text:style-name="T11">Travel Expenses &amp; Reimbursement tracking.</text:span> Employee Training tracking can also managed by ERP.</text:p>
      <text:p text:style-name="P14"><text:soft-page-break/><text:span text:style-name="Strong_20_Emphasis"><text:span text:style-name="T7"/></text:span></text:p>
      <text:p text:style-name="P14"><text:span text:style-name="Strong_20_Emphasis"><text:span text:style-name="T7"/></text:span></text:p>
      <text:p text:style-name="P14"><text:span text:style-name="Strong_20_Emphasis"><text:span text:style-name="T7"/></text:span></text:p>
      <text:p text:style-name="P14"><text:span text:style-name="Strong_20_Emphasis"><text:span text:style-name="T8">Inventory Module:</text:span></text:span></text:p>
      <text:p text:style-name="P16">Inventory module can be used to<text:span text:style-name="T11"> track the stock of items</text:span>.<text:span text:style-name="T11"> Items can be identified by unique serial numbers</text:span>. Using that unique numbers inventory system can keep<text:span text:style-name="T11"> track of item </text:span>and<text:span text:style-name="T11"> trace its current location in organization.</text:span></text:p>
      <text:p text:style-name="P16"><text:span text:style-name="T11">e.g</text:span>. you have purchased 100 hard disk , so using inventory system you can track how many hard disks are installed , where they are installed, how many hard disks are remaining etc.</text:p>
      <text:p text:style-name="P17">Inventory module includes functionalities like inventory control, master units , stock utilization reporting etc.</text:p>
      <text:p text:style-name="P17"><text:span text:style-name="T14">*</text:span> There may be <text:span text:style-name="T14">integration</text:span> of inventory module  with purchase module of ERP.</text:p>
      <text:p text:style-name="P14"><text:span text:style-name="Strong_20_Emphasis"><text:span text:style-name="T8">Sales Module :</text:span></text:span></text:p>
      <text:p text:style-name="P16">Typical sales process i<text:span text:style-name="T11">ncludes processes</text:span> like Sales queries &amp; enquiry analysis &amp; handling, quotation drafting, accepting sales orders, drafting sales invoices with proper taxation, dispatch/Shipment of material or service, tracking pending sales order . All these sales transactions are managed by sales module of ERP. <text:span text:style-name="T11">CRM module can take help of Sales module for future opportunity creation &amp; lead generation.</text:span></text:p>
      <text:p text:style-name="P14"><text:span text:style-name="Strong_20_Emphasis"><text:span text:style-name="T9"> </text:span></text:span><text:span text:style-name="Strong_20_Emphasis"><text:span text:style-name="T8">Purchase Module:</text:span></text:span></text:p>
      <text:p text:style-name="P16">As name indicates, purchase modules take care of all the processes that are part of procurement of  items or raw materials that are required for organization.  Purchase module consist of functionalities like supplier/vendor listing, supplier &amp; item linking, sending quotation request to vendors, receiving &amp; recording quotations, analysis of quotations, preparing purchase orders, tracking the purchase items, preparing GRNs(Good Receipt Notes) &amp; updating stocks &amp; various reports . <text:span text:style-name="T13">Purchase module is integrated with </text:span><text:span text:style-name="T15">Inventory module</text:span><text:span text:style-name="T13"> &amp;  </text:span><text:span text:style-name="T15">Engineering/production </text:span><text:span text:style-name="T13">module for updating of stocks.</text:span></text:p>
      <text:p text:style-name="P14"><text:span text:style-name="Strong_20_Emphasis"><text:span text:style-name="T8">Finance &amp; Accounting module:</text:span></text:span></text:p>
      <text:p text:style-name="P16"><text:span text:style-name="T13">Whole inflow &amp; outflow of money/capital is managed by finance module</text:span>. This module keeps track of all account related transactions like expenditures, Balance  sheet, account ledgers, budgeting, bank statements ,payment receipts, tax management etc. Financial reporting is easy task for this module of ERP. Any Financial data that is required for running business  is available on one click in Finance module.</text:p>
      <text:p text:style-name="P14"><text:soft-page-break/><text:span text:style-name="Strong_20_Emphasis"><text:span text:style-name="T7"/></text:span></text:p>
      <text:p text:style-name="P14"><text:span text:style-name="Strong_20_Emphasis"><text:span text:style-name="T7"/></text:span></text:p>
      <text:p text:style-name="P14"><text:span text:style-name="Strong_20_Emphasis"><text:span text:style-name="T8">Customer Relationship Management (CRM) module:</text:span></text:span></text:p>
      <text:p text:style-name="P16">CRM department  is helps to boost the sales performance through better customer service &amp; establishing the healthy relationship with customers. All the stored details of customer is available in CRM module.</text:p>
      <text:p text:style-name="P16">CRM module helps to manage &amp; track detailed information of the customer like communication history ,calls, meetings, details of purchases made by customer, contract duration etc. <text:span text:style-name="T13">CRM module can be integrated with Sales module to enhance sales opportunities.</text:span></text:p>
      <text:p text:style-name="P14"><text:span text:style-name="Strong_20_Emphasis"><text:span text:style-name="T8">Engineering / Production module:</text:span></text:span></text:p>
      <text:p text:style-name="P16">Production module is great help for manufacturing industry for delivering product.</text:p>
      <text:p text:style-name="P16">This module consist of functionalities like production planning, machine scheduling, raw material usage,(Bill of material)preparation, track daily production progress production forecasting &amp; actual production reporting.</text:p>
      <text:p text:style-name="P14"><text:span text:style-name="Strong_20_Emphasis"><text:span text:style-name="T8">Supply Chain Management (SCM):</text:span></text:span></text:p>
      <text:p text:style-name="P16">SCM module manages the flow of product items from manufacturer to consumer &amp; consumer to manufacturer.</text:p>
      <text:p text:style-name="P16">Common roles involved are manufacturer, Super Stockiest, Stockiest, distributors, retailers etc. SCM involves demand &amp; supply management , sales returns &amp; replacing process, shipping &amp; transportation tracking etc.</text:p>
      <text:p text:style-name="P32">Today many SMBs face challenges in their process automation. ERP is the great help for such organizations. ERP can efficiently streamline the business operations of organization. Above introduction of modules can help you to choose &amp; customize the ERP modules depending on your organizations requirements.</text:p>
      <text:p text:style-name="P33"/>
      <text:p text:style-name="P33"/>
      <text:p text:style-name="P33"/>
      <text:p text:style-name="P34"><text:soft-page-break/>LIST OF MODULES AVAILABLE IN ODOO ERP</text:p>
      <text:p text:style-name="P34"><text:span text:style-name="T10">Imp :- </text:span><text:a xlink:type="simple" xlink:href="https://www.pptssolutions.com/odoo-development/" text:style-name="Internet_20_link" text:visited-style-name="Visited_20_Internet_20_Link">https://www.pptssolutions.com/odoo-development/</text:a></text:p>
      <text:list xml:id="list1779034020578095103" text:style-name="L2">
        <text:list-item>
          <text:p text:style-name="P19">Website Building</text:p>
        </text:list-item>
        <text:list-item>
          <text:p text:style-name="P19">Purchase</text:p>
        </text:list-item>
        <text:list-item>
          <text:p text:style-name="P19">Accounting</text:p>
        </text:list-item>
        <text:list-item>
          <text:p text:style-name="P19">Sales</text:p>
        </text:list-item>
        <text:list-item>
          <text:p text:style-name="P19">Email Marketing,Mailing Lists</text:p>
        </text:list-item>
        <text:list-item>
          <text:p text:style-name="P19">E-Commerce</text:p>
        </text:list-item>
        <text:list-item>
          <text:p text:style-name="P19">Manufacturing</text:p>
        </text:list-item>
        <text:list-item>
          <text:p text:style-name="P19">Human Resources</text:p>
        </text:list-item>
        <text:list-item>
          <text:p text:style-name="P19">Customer Relationship Management (CRM)</text:p>
        </text:list-item>
        <text:list-item>
          <text:p text:style-name="P19">Appointments Setting</text:p>
        </text:list-item>
        <text:list-item>
          <text:p text:style-name="P19">Blogs,Forums,and Live Chat</text:p>
        </text:list-item>
        <text:list-item>
          <text:p text:style-name="P19">Help<text:span text:style-name="T16">desk</text:span></text:p>
        </text:list-item>
        <text:list-item>
          <text:p text:style-name="P20">Inventory/Warehouse</text:p>
        </text:list-item>
        <text:list-item>
          <text:p text:style-name="P21">invoicing</text:p>
        </text:list-item>
        <text:list-item>
          <text:p text:style-name="P21">Marketing Automation</text:p>
        </text:list-item>
      </text:list>
      <text:p text:style-name="P22">Sale Module :- <text:a xlink:type="simple" xlink:href="https://www.youtube.com/watch?v=rntuwpoxLX8" text:style-name="Internet_20_link" text:visited-style-name="Visited_20_Internet_20_Link">https://www.youtube.com/watch?v=rntuwpoxLX8</text:a></text:p>
      <text:p text:style-name="P23"><text:tab/><text:tab/><text:a xlink:type="simple" xlink:href="https://www.youtube.com/watch?v=JX9X5lKujuA" text:style-name="Internet_20_link" text:visited-style-name="Visited_20_Internet_20_Link"><text:span text:style-name="T17">https://www.youtube.com/watch?v=JX9X5lKujuA</text:span></text:a></text:p>
      <text:p text:style-name="P29">Flow :-</text:p>
      <text:p text:style-name="P25">create Lead -&gt; <text:s/>fill up all necessory detail in lead form -&gt; addd customer one and save it. -&gt; <text:span text:style-name="T18">click convert opertunity button -&gt; add relevent detail and select option -&gt; selet option in customer and click create opportunity -&gt; click mark won -&gt; click new quotation button -&gt; enter needed data -&gt; save it -&gt; click confirm sale -&gt; if you have seen invoce flow -&gt; click create invoice flow -&gt; click validate -&gt; click invoices lines -&gt; then click register payment -&gt; click validate </text:span></text:p>
      <text:p text:style-name="P26">Purchase Module :- <text:a xlink:type="simple" xlink:href="https://www.youtube.com/watch?v=i3_AM5uMVw8" text:style-name="Internet_20_link" text:visited-style-name="Visited_20_Internet_20_Link">https://www.youtube.com/watch?v=i3_AM5uMVw8</text:a></text:p>
      <text:p text:style-name="P27"><text:tab/><text:tab/><text:a xlink:type="simple" xlink:href="https://www.youtube.com/watch?v=Zx_5GbT8Evk" text:style-name="Internet_20_link" text:visited-style-name="Visited_20_Internet_20_Link"><text:span text:style-name="T19">https://www.youtube.com/watch?v=Zx_5GbT8Evk</text:span></text:a></text:p>
      <text:p text:style-name="P28"><text:tab/><text:tab/><text:a xlink:type="simple" xlink:href="https://www.youtube.com/watch?v=soLSkuXZU1s" text:style-name="Internet_20_link" text:visited-style-name="Visited_20_Internet_20_Link"><text:span text:style-name="T20">https://www.youtube.com/watch?v=soLSkuXZU1s</text:span></text:a></text:p>
      <text:p text:style-name="P30"><text:tab/><text:tab/><text:a xlink:type="simple" xlink:href="https://www.youtube.com/watch?v=lMmP2r70ZAM" text:style-name="Internet_20_link" text:visited-style-name="Visited_20_Internet_20_Link">https://www.youtube.com/watch?v=lMmP2r70ZAM</text:a></text:p>
      <text:p text:style-name="P30"><text:soft-page-break/></text:p>
      <text:p text:style-name="P2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style:font-face style:name="Raleway" svg:font-family="Raleway"/>
    <style:font-face style:name="Ubuntu" svg:font-family="Ubuntu, 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7:30:38.928225781</meta:creation-date>
    <dc:date>2019-01-18T14:44:33.564090417</dc:date>
    <meta:editing-duration>PT5H42M27S</meta:editing-duration>
    <meta:editing-cycles>50</meta:editing-cycles>
    <meta:generator>LibreOffice/5.1.6.2$Linux_X86_64 LibreOffice_project/10m0$Build-2</meta:generator>
    <meta:document-statistic meta:table-count="0" meta:image-count="0" meta:object-count="0" meta:page-count="5" meta:paragraph-count="67" meta:word-count="826" meta:character-count="5941" meta:non-whitespace-character-count="5159"/>
  </office:meta>
</office:document-meta>
</file>